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fo:font-variant="normal" fo:text-transform="none" fo:color="#000000" loext:opacity="100%" fo:letter-spacing="normal"/>
    </style:style>
    <style:style style:name="P4" style:family="paragraph" style:parent-style-name="Heading_20_1">
      <style:paragraph-properties fo:margin-left="0cm" fo:margin-right="0cm" fo:text-indent="0cm" style:auto-text-indent="false" fo:break-before="page"/>
    </style:style>
    <style:style style:name="T1" style:family="text">
      <style:text-properties fo:font-variant="normal" fo:text-transform="none" fo:color="#000000" loext:opacity="100%" fo:font-size="22pt" fo:letter-spacing="normal" fo:font-style="normal" fo:font-weight="normal" style:font-size-asian="22pt" style:font-size-complex="22pt"/>
    </style:style>
    <style:style style:name="T2" style:family="text">
      <style:text-properties fo:font-variant="normal" fo:text-transform="none" fo:color="#000000" loext:opacity="100%" fo:font-size="21pt" fo:letter-spacing="normal" fo:font-style="normal" fo:font-weight="normal" style:font-size-asian="21pt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ELEVATOR PITCH (1 MINUTO, MEMORIZABLE)</text:span></text:span></text:h>
      <text:p text:style-name="P2">Somos un equipo de SMR que ha creado una solución para llevar la Inteligencia Artificial a pequeñas empresas sin necesidad de la nube. Nuestro producto es un rack compacto que instalamos directamente en la PYME, equipado con n8n y modelos IA locales.</text:p>
      <text:p text:style-name="P2">Este sistema automatiza tareas como lectura de documentos, gestión de correos, generación de informes y organización de clientes. Todo ocurre dentro de la empresa, sin depender de servicios externos, lo que aumenta seguridad, velocidad y reduce costes.</text:p>
      <text:p text:style-name="P2">Nuestra idea está alineada con las ODS porque impulsa la digitalización, mejora la productividad y reduce el consumo energético respecto a la nube. Con un pago único y un soporte mensual económico, cualquier PYME puede acceder a tecnología de IA que antes solo podía pagar una gran corporación.</text:p>
      <text:p text:style-name="P2">En resumen: hacemos posible que cualquier negocio tenga su propia IA privada, rápida, segura y accesible. Y estamos listos para implementarla hoy mismo.</text:p>
      <text:p text:style-name="Standard"/>
      <text:h text:style-name="P3" text:outline-level="1"/>
      <text:h text:style-name="P4" text:outline-level="1"><text:span text:style-name="Strong_20_Emphasis"><text:span text:style-name="T2">DISCURSO PARA LA DEFENSA ORAL (3–4 minutos)</text:span></text:span></text:h>
      <text:p text:style-name="P2">Buenas tardes. Somos el equipo ___ y hoy presentamos nuestro proyecto: racks de Inteligencia Artificial local para PYMES mediante n8n.</text:p>
      <text:p text:style-name="P2">El problema que hemos detectado es muy claro: la mayoría de las pequeñas empresas manejan gran cantidad de correos, documentos y tareas repetitivas que consumen tiempo y recursos. La IA podría resolverlo, pero los servicios en la nube son caros, complejos y generan dudas sobre la privacidad.</text:p>
      <text:p text:style-name="P2">Nuestra propuesta soluciona esto instalando un mini rack de IA directamente dentro de la empresa. Este rack funciona con n8n como herramienta principal de automatización y modelos de IA locales. Así, la empresa tiene su propia IA privada, sin pagar mensualidades elevadas ni enviar datos a terceros.</text:p>
      <text:p text:style-name="P2">¿Qué puede hacer nuestro sistema? Automatizar correos, clasificar documentos, analizar datos, generar informes, conectar herramientas internas o crear asistentes conversacionales. Todo esto de manera rápida, económica y completamente segura.</text:p>
      <text:p text:style-name="P2">Nuestro cliente inicial son las PYMES que necesitan digitalizarse pero no tienen recursos para consultoras ni departamentos de IT. Les ofrecemos instalación, formación y soporte mensual, con posibilidad de añadir nuevos flujos de IA de forma flexible.</text:p>
      <text:p text:style-name="P2">Además, nuestro proyecto está alineado con varias ODS: la ODS 8 porque mejora la productividad, la ODS 9 porque promueve innovación accesible, y la ODS 12 porque reduce consumo energético comparado con la nube.</text:p>
      <text:p text:style-name="P2">En resumen, nuestra idea democratiza la IA para pequeñas empresas, haciéndola accesible, segura y sostenible. Gracias por su atención."*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6:32:36.489234000</meta:creation-date>
    <dc:date>2025-11-15T17:22:30.000200000</dc:date>
    <meta:editing-duration>PT2M56S</meta:editing-duration>
    <meta:editing-cycles>2</meta:editing-cycles>
    <meta:generator>LibreOffice/25.2.3.2$MacOSX_X86_64 LibreOffice_project/bbb074479178df812d175f709636b368952c2ce3</meta:generator>
    <meta:document-statistic meta:table-count="0" meta:image-count="0" meta:object-count="0" meta:page-count="2" meta:paragraph-count="13" meta:word-count="396" meta:character-count="2592" meta:non-whitespace-character-count="2210"/>
  </office:meta>
</office:document-meta>
</file>